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6.425cm" style:use-optimal-column-width="false"/>
    </style:style>
    <style:style style:name="co2" style:family="table-column">
      <style:table-column-properties style:column-width="13.864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11.582cm" style:use-optimal-column-width="false"/>
    </style:style>
    <style:style style:name="co5" style:family="table-column">
      <style:table-column-properties style:column-width="23.444cm" style:use-optimal-column-width="false"/>
    </style:style>
    <style:style style:name="co6" style:family="table-column">
      <style:table-column-properties style:column-width="4.215cm" style:use-optimal-column-width="false"/>
    </style:style>
    <style:style style:name="co7" style:family="table-column">
      <style:table-column-properties style:column-width="4.217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3.036cm"/>
    </style:style>
    <style:style style:name="ro3" style:family="table-row">
      <style:table-row-properties style:row-height="6.921cm"/>
    </style:style>
    <style:style style:name="ro4" style:family="table-row">
      <style:table-row-properties style:row-height="4.701cm"/>
    </style:style>
    <style:style style:name="ro5" style:family="table-row">
      <style:table-row-properties style:row-height="5.256cm"/>
    </style:style>
    <style:style style:name="ro6" style:family="table-row">
      <style:table-row-properties style:row-height="10.251cm"/>
    </style:style>
    <style:style style:name="ro7" style:family="table-row">
      <style:table-row-properties style:row-height="5.811cm"/>
    </style:style>
    <style:style style:name="ro8" style:family="table-row">
      <style:table-row-properties style:row-height="6.366cm"/>
    </style:style>
    <style:style style:name="ce1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color="#0066cc" fo:font-size="14pt" style:font-size-asian="14pt" style:font-size-complex="14pt"/>
    </style:style>
    <style:style style:name="ce3" style:family="table-cell">
      <style:graphic-properties style:repeat="repeat"/>
      <style:paragraph-properties fo:line-height="100%"/>
      <style:text-properties fo:color="#0066cc" fo:font-size="14pt" style:font-size-asian="14pt" style:font-size-complex="14pt"/>
    </style:style>
    <style:style style:name="P1" style:family="paragraph">
      <style:paragraph-properties fo:line-height="100%"/>
    </style:style>
    <style:style style:name="P2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0066cc" fo:font-size="14pt" style:font-size-asian="14pt" style:font-size-complex="14pt"/>
    </style:style>
    <style:style style:name="P4" style:family="paragraph">
      <style:paragraph-properties fo:line-height="100%"/>
      <style:text-properties fo:color="#0066cc" fo:font-size="14pt" style:font-size-asian="14pt" style:font-size-complex="14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66cc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4.77cm" svg:height="31.241cm" svg:x="-21.591cm" svg:y="1.6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S.no</text:span></text:p>
              </table:table-cell>
              <table:table-cell>
                <text:p><text:span text:style-name="T1">Functionality</text:span></text:p>
              </table:table-cell>
              <table:table-cell>
                <text:p><text:span text:style-name="T1"><text:s text:c="4"/></text:span><text:span text:style-name="T1">Test procedure</text:span></text:p>
              </table:table-cell>
              <table:table-cell>
                <text:p><text:span text:style-name="T1">Expected output</text:span></text:p>
              </table:table-cell>
              <table:table-cell>
                <text:p><text:span text:style-name="T1">Actual output</text:span></text:p>
              </table:table-cell>
              <table:table-cell>
                <text:p><text:span text:style-name="T1">Result </text:span></text:p>
                <text:p><text:span text:style-name="T1">Pass/fail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">1.</text:span></text:p>
              </table:table-cell>
              <table:table-cell>
                <text:p><text:span text:style-name="T2">Reset check-</text:span></text:p>
                <text:p><text:span text:style-name="T2">Check for the reset of the circuit by making rst_n as <text:s/>0. According spec the rst_n is active low. All the internal counts are configure to 0.</text:span></text:p>
              </table:table-cell>
              <table:table-cell>
                <text:p><text:span text:style-name="T2">Make</text:span></text:p>
                <text:p><text:span text:style-name="T2">rst_n=0.</text:span></text:p>
                <text:p><text:span text:style-name="T2"/></text:p>
              </table:table-cell>
              <table:table-cell table:style-name="ce3">
                <text:p text:style-name="P1"><text:span text:style-name="T2">Available_credit=0,</text:span></text:p>
                <text:p text:style-name="P1"><text:span text:style-name="T2">no_available_credit=0,</text:span></text:p>
                <text:p text:style-name="P1"><text:span text:style-name="T2">Count=0.</text:span></text:p>
              </table:table-cell>
              <table:table-cell>
                <text:p><text:span text:style-name="T2">rst=x, new_pkt=x, recharge=x, available_credit=x, no_available_credit=1, count=x</text:span></text:p>
                <text:p><text:span text:style-name="T2"><text:s/></text:span><text:span text:style-name="T2">rst=0, new_pkt=x, recharge=x, available_credit=x, no_available_credit=1, count=x</text:span></text:p>
                <text:p><text:span text:style-name="T2"><text:s/></text:span><text:span text:style-name="T2">rst=0, new_pkt=x, recharge=x, available_credit=0, no_available_credit=0, count=0</text:span></text:p>
                <text:p><text:span text:style-name="T2"><text:s/></text:span><text:span text:style-name="T2">rst=0, new_pkt=x, recharge=x, available_credit=0, no_available_credit=0, count=0</text:span></text:p>
                <text:p><text:span text:style-name="T2"/></text:p>
              </table:table-cell>
              <table:table-cell>
                <text:p><text:span text:style-name="T2">pass</text:span></text:p>
              </table:table-cell>
            </table:table-row>
            <table:table-row table:style-name="ro3" table:default-cell-style-name="ce2">
              <table:table-cell table:style-name="ce1">
                <text:p text:style-name="P2">2.</text:p>
              </table:table-cell>
              <table:table-cell>
                <text:p text:style-name="P3">Recharge check-</text:p>
                <text:p text:style-name="P3">Check for recharge of the circuit by making delay of 5 cycle,and give recharge value. irrespective of new_pkts.</text:p>
                <text:p text:style-name="P3"/>
              </table:table-cell>
              <table:table-cell>
                <text:p text:style-name="P3">Make </text:p>
                <text:p text:style-name="P3">Clk=5 clk pulses delay,</text:p>
                <text:p text:style-name="P3">Recharge=data</text:p>
              </table:table-cell>
              <table:table-cell table:style-name="ce3">
                <text:p text:style-name="P4">Available_credit=data,</text:p>
                <text:p text:style-name="P4">no_available_credit=0.</text:p>
              </table:table-cell>
              <table:table-cell>
                <text:p text:style-name="P3"><text:span text:style-name="T2">rst=1, new_pkt=1, recharge=10, available_credit=0, no_available_credit=1, count=1</text:span></text:p>
                <text:p text:style-name="P3"><text:span text:style-name="T2">rst=1, new_pkt=1, recharge=10, available_credit=0, no_available_credit=1, count=2</text:span></text:p>
                <text:p text:style-name="P3"><text:span text:style-name="T2">rst=1, new_pkt=0, recharge=10, available_credit=0, no_available_credit=1, count=2</text:span></text:p>
                <text:p text:style-name="P3"><text:span text:style-name="T2">rst=1, new_pkt=0, recharge=10, available_credit=0, no_available_credit=1, count=3</text:span></text:p>
                <text:p text:style-name="P3"><text:span text:style-name="T2">rst=1, new_pkt=0, recharge=10, available_credit=0, no_available_credit=1, count=3</text:span></text:p>
                <text:p text:style-name="P3"><text:span text:style-name="T2">rst=1, new_pkt=0, recharge=10, available_credit=0, no_available_credit=1, count=4</text:span></text:p>
                <text:p text:style-name="P3"><text:span text:style-name="T2">rst=1, new_pkt=0, recharge=10, available_credit=0, no_available_credit=1, count=4</text:span></text:p>
                <text:p text:style-name="P3"><text:span text:style-name="T2">rst=1, new_pkt=0, recharge=10, available_credit=0, no_available_credit=1, count=5</text:span></text:p>
                <text:p text:style-name="P3"><text:span text:style-name="T2">rst=1, new_pkt=0, recharge=10, available_credit=0, no_available_credit=1, count=5</text:span></text:p>
                <text:p text:style-name="P3"><text:span text:style-name="T2">rst=1, new_pkt=0, recharge=10, available_credit=10, no_available_credit=0, count=0</text:span></text:p>
                <text:p text:style-name="P3"><text:span text:style-name="T2">rst=1, new_pkt=0, recharge=10, available_credit=10, no_available_credit=0, count=0</text:span></text:p>
                <text:p text:style-name="P3"><text:span text:style-name="T2"/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2">3.</text:p>
              </table:table-cell>
              <table:table-cell>
                <text:p text:style-name="P3">new_pkt check-</text:p>
                <text:p text:style-name="P3">Check for new _pkt of the circuit by making new_pkt is high.</text:p>
                <text:p text:style-name="P3">According to spec available_credit is decremented by one.</text:p>
              </table:table-cell>
              <table:table-cell>
                <text:p text:style-name="P3">Make</text:p>
                <text:p text:style-name="P3">Recharge=data</text:p>
              </table:table-cell>
              <table:table-cell table:style-name="ce3">
                <text:p text:style-name="P4">Available_credit=data(it is decremented by one)</text:p>
                <text:p text:style-name="P4">no_available_credit=0.</text:p>
              </table:table-cell>
              <table:table-cell>
                <text:p text:style-name="P3"><text:span text:style-name="T2">rst=1, new_pkt=1, recharge=0, available_credit=10, no_available_credit=0, count=2</text:span></text:p>
                <text:p text:style-name="P3"><text:span text:style-name="T2">rst=1, new_pkt=1, recharge=0, available_credit=9, no_available_credit=0, count=3</text:span></text:p>
                <text:p text:style-name="P3"><text:span text:style-name="T2">rst=1, new_pkt=1, recharge=0, available_credit=9, no_available_credit=0, count=3</text:span></text:p>
                <text:p text:style-name="P3"><text:span text:style-name="T2">rst=1, new_pkt=1, recharge=0, available_credit=8, no_available_credit=0, count=4</text:span></text:p>
                <text:p text:style-name="P3"><text:span text:style-name="T2">rst=1, new_pkt=1, recharge=0, available_credit=8, no_available_credit=0, count=4</text:span></text:p>
                <text:p text:style-name="P3"><text:span text:style-name="T2">rst=1, new_pkt=1, recharge=0, available_credit=7, no_available_credit=0, count=5</text:span></text:p>
                <text:p text:style-name="P3"><text:span text:style-name="T2">rst=1, new_pkt=1, recharge=0, available_credit=7, no_available_credit=0, count=5</text:span></text:p>
                <text:p text:style-name="P3"><text:span text:style-name="T2"/></text:p>
              </table:table-cell>
              <table:table-cell/>
            </table:table-row>
            <table:table-row table:style-name="ro4" table:default-cell-style-name="ce2">
              <table:table-cell table:style-name="ce1">
                <text:p text:style-name="P2">4.</text:p>
              </table:table-cell>
              <table:table-cell>
                <text:p text:style-name="P3">new_pkt check-</text:p>
                <text:p text:style-name="P3">Check for new _pkt of the circuit by making new_pkt is low.</text:p>
                <text:p text:style-name="P3">According to spec it holds the previous data.</text:p>
              </table:table-cell>
              <table:table-cell>
                <text:p text:style-name="P3">Make</text:p>
                <text:p text:style-name="P3">Recharge=data</text:p>
              </table:table-cell>
              <table:table-cell table:style-name="ce3">
                <text:p text:style-name="P4">Available_credit=data(it holds the previous data)</text:p>
                <text:p text:style-name="P4">no_available_credit=0.</text:p>
              </table:table-cell>
              <table:table-cell>
                <text:p><text:span text:style-name="T2">rst=1, new_pkt=0, recharge=15, available_credit=16, no_available_credit=0, count=0</text:span></text:p>
                <text:p><text:span text:style-name="T2">rst=1, new_pkt=0, recharge=15, available_credit=16, no_available_credit=0, count=0</text:span></text:p>
                <text:p><text:span text:style-name="T2">rst=1, new_pkt=0, recharge=15, available_credit=16, no_available_credit=0, count=1</text:span></text:p>
                <text:p><text:span text:style-name="T2">rst=1, new_pkt=0, recharge=15, available_credit=16, no_available_credit=0, count=1</text:span></text:p>
                <text:p><text:span text:style-name="T2">rst=1, new_pkt=0, recharge=15, available_credit=16, no_available_credit=0, count=2</text:span></text:p>
                <text:p><text:span text:style-name="T2">rst=1, new_pkt=0, recharge=15, available_credit=16, no_available_credit=0, count=2</text:span></text:p>
                <text:p><text:span text:style-name="T2">rst=1, new_pkt=0, recharge=15, available_credit=16, no_available_credit=0, count=3</text:span></text:p>
                <text:p><text:span text:style-name="T2"/></text:p>
              </table:table-cell>
              <table:table-cell/>
            </table:table-row>
            <table:table-row table:style-name="ro5" table:default-cell-style-name="ce2">
              <table:table-cell table:style-name="ce1">
                <text:p text:style-name="P2">5.</text:p>
              </table:table-cell>
              <table:table-cell>
                <text:p text:style-name="P3">Recharge check-</text:p>
                <text:p text:style-name="P3">Check for new_pkt of the circuit by making new_pkt is high, and recharge is data, and 5 clk pulses delay.</text:p>
                <text:p text:style-name="P3">According to spec it recharging and at the same time <text:s text:c="2"/>decremented by one. <text:s/></text:p>
              </table:table-cell>
              <table:table-cell>
                <text:p text:style-name="P3">Make </text:p>
                <text:p text:style-name="P3">Recharge =data,</text:p>
                <text:p text:style-name="P3">Clk=5 clk pulses delay.</text:p>
              </table:table-cell>
              <table:table-cell table:style-name="ce3">
                <text:p text:style-name="P4">Available_credit=data(it is decremented by one)</text:p>
                <text:p text:style-name="P4">no_available_credit=0</text:p>
              </table:table-cell>
              <table:table-cell>
                <text:p text:style-name="P3"><text:span text:style-name="T2">rst=1, new_pkt=1, recharge=3, available_credit=10, no_available_credit=0, count=0</text:span></text:p>
                <text:p text:style-name="P3"><text:span text:style-name="T2">rst=1, new_pkt=1, recharge=3, available_credit=10, no_available_credit=0, count=0</text:span></text:p>
                <text:p text:style-name="P3"><text:span text:style-name="T2">rst=1, new_pkt=1, recharge=3, available_credit=9, no_available_credit=0, count=1</text:span></text:p>
                <text:p text:style-name="P3"><text:span text:style-name="T2">rst=1, new_pkt=1, recharge=3, available_credit=9, no_available_credit=0, count=1</text:span></text:p>
                <text:p text:style-name="P3"><text:span text:style-name="T2">rst=1, new_pkt=1, recharge=3, available_credit=8, no_available_credit=0, count=2</text:span></text:p>
                <text:p text:style-name="P3"><text:span text:style-name="T2">rst=1, new_pkt=1, recharge=3, available_credit=8, no_available_credit=0, count=2</text:span></text:p>
                <text:p text:style-name="P3"><text:span text:style-name="T2">rst=1, new_pkt=1, recharge=3, available_credit=7, no_available_credit=0, count=3</text:span></text:p>
                <text:p text:style-name="P3"><text:span text:style-name="T2">rst=1, new_pkt=1, recharge=3, available_credit=7, no_available_credit=0, count=3</text:span></text:p>
                <text:p text:style-name="P3"><text:span text:style-name="T2"/></text:p>
              </table:table-cell>
              <table:table-cell/>
            </table:table-row>
            <table:table-row table:style-name="ro5" table:default-cell-style-name="ce2">
              <table:table-cell table:style-name="ce1">
                <text:p text:style-name="P2">6.</text:p>
              </table:table-cell>
              <table:table-cell>
                <text:p text:style-name="P3">Recharge check-</text:p>
                <text:p text:style-name="P3">Check for new_pkt of the circuit by making new_pkt is low, and recharge is data, and 5 clk pulses delay.</text:p>
                <text:p text:style-name="P3">According to spec it recharging and it holds the previous value. <text:s/></text:p>
              </table:table-cell>
              <table:table-cell>
                <text:p text:style-name="P3">Make </text:p>
                <text:p text:style-name="P3">Recharge =data,</text:p>
                <text:p text:style-name="P3">Clk=5 clk pulses delay.</text:p>
              </table:table-cell>
              <table:table-cell table:style-name="ce3">
                <text:p text:style-name="P4">Available_credit=data(it holds the previous value)</text:p>
                <text:p text:style-name="P4">no_available_credit=0</text:p>
              </table:table-cell>
              <table:table-cell>
                <text:p><text:span text:style-name="T2">rst=1, new_pkt=0, recharge=15, available_credit=6, no_available_credit=0, count=5</text:span></text:p>
                <text:p><text:span text:style-name="T2">rst=1, new_pkt=0, recharge=15, available_credit=21, no_available_credit=0, count=0</text:span></text:p>
                <text:p><text:span text:style-name="T2">rst=1, new_pkt=0, recharge=15, available_credit=21, no_available_credit=0, count=0</text:span></text:p>
                <text:p><text:span text:style-name="T2">rst=1, new_pkt=0, recharge=15, available_credit=21, no_available_credit=0, count=1</text:span></text:p>
                <text:p><text:span text:style-name="T2">rst=1, new_pkt=0, recharge=15, available_credit=21, no_available_credit=0, count=1</text:span></text:p>
                <text:p><text:span text:style-name="T2">rst=1, new_pkt=0, recharge=15, available_credit=21, no_available_credit=0, count=2</text:span></text:p>
                <text:p><text:span text:style-name="T2">rst=1, new_pkt=0, recharge=15, available_credit=21, no_available_credit=0, count=2</text:span></text:p>
                <text:p><text:span text:style-name="T2">rst=1, new_pkt=0, recharge=15, available_credit=21, no_available_credit=0, count=3</text:span></text:p>
                <text:p><text:span text:style-name="T2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3.69cm" svg:height="0.962cm" svg:x="8.723cm" svg:y="0cm">
          <draw:text-box>
            <text:p><text:span text:style-name="T3">Test cases</text:span></text:p>
          </draw:text-box>
        </draw:frame>
      </draw:page>
      <draw:page draw:name="page2" draw:style-name="dp1" draw:master-page-name="Default">
        <draw:frame draw:style-name="standard" draw:layer="layout" svg:width="64.772cm" svg:height="29.348cm" svg:x="-21.59cm" svg:y="1.6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7"/>
            <table:table-row table:style-name="ro6" table:default-cell-style-name="ce2">
              <table:table-cell table:style-name="ce1">
                <text:p text:style-name="P2">7.</text:p>
              </table:table-cell>
              <table:table-cell>
                <text:p text:style-name="P3">Available_credit-check-</text:p>
                <text:p text:style-name="P3">Check for available_credit of the circuit by making available value is grater than 255.</text:p>
                <text:p text:style-name="P3">According to spec available value+recharge value not greter than. </text:p>
              </table:table-cell>
              <table:table-cell>
                <text:p text:style-name="P3">Make </text:p>
                <text:p text:style-name="P3">Recharge =data,</text:p>
                <text:p text:style-name="P3"/>
              </table:table-cell>
              <table:table-cell table:style-name="ce3">
                <text:p text:style-name="P4">Available_credit=it holds the previous data(if it exceeds the max of 255),</text:p>
                <text:p text:style-name="P4"/>
              </table:table-cell>
              <table:table-cell>
                <text:p text:style-name="P3"><text:span text:style-name="T2">rst=1, new_pkt=0, recharge=15, available_credit=246, no_available_credit=0, count=5</text:span></text:p>
                <text:p text:style-name="P3"><text:span text:style-name="T2">rst=1, new_pkt=0, recharge=15, available_credit=246, no_available_credit=0, count=0</text:span></text:p>
                <text:p text:style-name="P3"><text:span text:style-name="T2">rst=1, new_pkt=0, recharge=15, available_credit=246, no_available_credit=0, count=0</text:span></text:p>
                <text:p text:style-name="P3"><text:span text:style-name="T2">rst=1, new_pkt=0, recharge=15, available_credit=246, no_available_credit=0, count=1</text:span></text:p>
                <text:p text:style-name="P3"><text:span text:style-name="T2">rst=1, new_pkt=0, recharge=15, available_credit=246, no_available_credit=0, count=1</text:span></text:p>
                <text:p text:style-name="P3"><text:span text:style-name="T2">rst=1, new_pkt=0, recharge=15, available_credit=246, no_available_credit=0, count=2</text:span></text:p>
                <text:p text:style-name="P3"><text:span text:style-name="T2">rst=1, new_pkt=0, recharge=15, available_credit=246, no_available_credit=0, count=2</text:span></text:p>
                <text:p text:style-name="P3"><text:span text:style-name="T2">rst=1, new_pkt=0, recharge=15, available_credit=246, no_available_credit=0, count=3</text:span></text:p>
                <text:p text:style-name="P3"><text:span text:style-name="T2">rst=1, new_pkt=0, recharge=15, available_credit=246, no_available_credit=0, count=3</text:span></text:p>
                <text:p text:style-name="P3"><text:span text:style-name="T2">rst=1, new_pkt=0, recharge=15, available_credit=246, no_available_credit=0, count=4</text:span></text:p>
                <text:p text:style-name="P3"><text:span text:style-name="T2">rst=1, new_pkt=0, recharge=15, available_credit=246, no_available_credit=0, count=4</text:span></text:p>
                <text:p text:style-name="P3"><text:span text:style-name="T2">rst=1, new_pkt=0, recharge=15, available_credit=246, no_available_credit=0, count=5</text:span></text:p>
                <text:p text:style-name="P3"><text:span text:style-name="T2">rst=1, new_pkt=0, recharge=15, available_credit=246, no_available_credit=0, count=5</text:span></text:p>
                <text:p text:style-name="P3"><text:span text:style-name="T2">rst=1, new_pkt=0, recharge=15, available_credit=246, no_available_credit=0, count=0</text:span></text:p>
                <text:p text:style-name="P3"><text:span text:style-name="T2">rst=1, new_pkt=0, recharge=15, available_credit=246, no_available_credit=0, count=0</text:span></text:p>
                <text:p text:style-name="P3"><text:span text:style-name="T2">rst=1, new_pkt=0, recharge=15, available_credit=246, no_available_credit=0, count=1</text:span></text:p>
                <text:p text:style-name="P3"><text:span text:style-name="T2">rst=1, new_pkt=0, recharge=15, available_credit=246, no_available_credit=0, count=1</text:span></text:p>
                <text:p text:style-name="P3"><text:span text:style-name="T2"/></text:p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2">8.</text:p>
              </table:table-cell>
              <table:table-cell>
                <text:p text:style-name="P3">no_available_credit check-</text:p>
                <text:p text:style-name="P3">Check for no_available of the circuit by making available_credit is 0.</text:p>
              </table:table-cell>
              <table:table-cell>
                <text:p text:style-name="P3">Make</text:p>
                <text:p text:style-name="P3">Recharge=0.</text:p>
              </table:table-cell>
              <table:table-cell table:style-name="ce3">
                <text:p text:style-name="P4">Available_credit=0,</text:p>
                <text:p text:style-name="P4">no_available_credit=1.</text:p>
              </table:table-cell>
              <table:table-cell>
                <text:p text:style-name="P3"><text:span text:style-name="T2">rst=1, new_pkt=1, recharge=10, available_credit=0, no_available_credit=1, count=1</text:span></text:p>
                <text:p text:style-name="P3"><text:span text:style-name="T2">rst=1, new_pkt=1, recharge=10, available_credit=0, no_available_credit=1, count=2</text:span></text:p>
                <text:p text:style-name="P3"><text:span text:style-name="T2">rst=1, new_pkt=0, recharge=10, available_credit=0, no_available_credit=1, count=2</text:span></text:p>
                <text:p text:style-name="P3"><text:span text:style-name="T2">rst=1, new_pkt=0, recharge=10, available_credit=0, no_available_credit=1, count=3</text:span></text:p>
                <text:p text:style-name="P3"><text:span text:style-name="T2">rst=1, new_pkt=0, recharge=10, available_credit=0, no_available_credit=1, count=3</text:span></text:p>
                <text:p text:style-name="P3"><text:span text:style-name="T2">rst=1, new_pkt=0, recharge=10, available_credit=0, no_available_credit=1, count=4</text:span></text:p>
                <text:p text:style-name="P3"><text:span text:style-name="T2">rst=1, new_pkt=0, recharge=10, available_credit=0, no_available_credit=1, count=4</text:span></text:p>
                <text:p text:style-name="P3"><text:span text:style-name="T2">rst=1, new_pkt=0, recharge=10, available_credit=0, no_available_credit=1, count=5</text:span></text:p>
                <text:p text:style-name="P3"><text:span text:style-name="T2">rst=1, new_pkt=0, recharge=10, available_credit=0, no_available_credit=1, count=5</text:span></text:p>
                <text:p text:style-name="P3"><text:span text:style-name="T2">rst=1, new_pkt=0, recharge=10, available_credit=10, no_available_credit=0, count=0</text:span></text:p>
                <text:p text:style-name="P3"><text:span text:style-name="T2">rst=1, new_pkt=0, recharge=10, available_credit=10, no_available_credit=0, count=0</text:span></text:p>
                <text:p text:style-name="P3"><text:span text:style-name="T2"/></text:p>
              </table:table-cell>
              <table:table-cell/>
            </table:table-row>
            <table:table-row table:style-name="ro7" table:default-cell-style-name="ce2">
              <table:table-cell table:style-name="ce1">
                <text:p text:style-name="P2">9.</text:p>
              </table:table-cell>
              <table:table-cell>
                <text:p text:style-name="P3">new_pkt check-</text:p>
                <text:p text:style-name="P3">Check for new_pkt of the circuit by making new_pkt is unknown.</text:p>
                <text:p text:style-name="P3">According to spec it holds the previous value.</text:p>
              </table:table-cell>
              <table:table-cell>
                <text:p text:style-name="P3">Make </text:p>
                <text:p text:style-name="P3">new_pkt=x,</text:p>
                <text:p text:style-name="P3">Recharge=10.</text:p>
              </table:table-cell>
              <table:table-cell table:style-name="ce3">
                <text:p text:style-name="P4">Available_credit=it holds the previous data.</text:p>
              </table:table-cell>
              <table:table-cell>
                <text:p text:style-name="P3"><text:span text:style-name="T2">rst=1, new_pkt=x, recharge=10, available_credit=212, no_available_credit=0, count=1</text:span></text:p>
                <text:p text:style-name="P3"><text:span text:style-name="T2">rst=1, new_pkt=x, recharge=10, available_credit=212, no_available_credit=0, count=2</text:span></text:p>
                <text:p text:style-name="P3"><text:span text:style-name="T2">rst=1, new_pkt=x, recharge=10, available_credit=212, no_available_credit=0, count=2</text:span></text:p>
                <text:p text:style-name="P3"><text:span text:style-name="T2">rst=1, new_pkt=x, recharge=10, available_credit=212, no_available_credit=0, count=3</text:span></text:p>
                <text:p text:style-name="P3"><text:span text:style-name="T2">rst=1, new_pkt=x, recharge=10, available_credit=212, no_available_credit=0, count=3</text:span></text:p>
                <text:p text:style-name="P3"><text:span text:style-name="T2">rst=1, new_pkt=x, recharge=10, available_credit=212, no_available_credit=0, count=4</text:span></text:p>
                <text:p text:style-name="P3"><text:span text:style-name="T2">rst=1, new_pkt=x, recharge=10, available_credit=212, no_available_credit=0, count=4</text:span></text:p>
                <text:p text:style-name="P3"><text:span text:style-name="T2">rst=1, new_pkt=x, recharge=10, available_credit=212, no_available_credit=0, count=5</text:span></text:p>
                <text:p text:style-name="P3"><text:span text:style-name="T2">rst=1, new_pkt=x, recharge=10, available_credit=212, no_available_credit=0, count=5</text:span></text:p>
                <text:p text:style-name="P3"><text:span text:style-name="T2"/></text:p>
              </table:table-cell>
              <table:table-cell/>
            </table:table-row>
            <table:table-row table:style-name="ro8" table:default-cell-style-name="ce2">
              <table:table-cell table:style-name="ce1">
                <text:p text:style-name="P2">10.</text:p>
              </table:table-cell>
              <table:table-cell>
                <text:p text:style-name="P3">Recharge check-</text:p>
                <text:p text:style-name="P3">Check for recharge of the circuit by making recharge as x.</text:p>
                <text:p text:style-name="P3">When new_pkt is high.</text:p>
                <text:p text:style-name="P3">According to spec it decremented by <text:s/>one.</text:p>
              </table:table-cell>
              <table:table-cell>
                <text:p text:style-name="P3">Make </text:p>
                <text:p text:style-name="P3">Recharge=x,</text:p>
                <text:p text:style-name="P3">new_pkt=1</text:p>
              </table:table-cell>
              <table:table-cell table:style-name="ce3">
                <text:p text:style-name="P4">available_credit=it decremented by one.</text:p>
              </table:table-cell>
              <table:table-cell>
                <text:p text:style-name="P3"><text:span text:style-name="T2">rst=1, new_pkt=1, recharge=x, available_credit=220, no_available_credit=0, count=3</text:span></text:p>
                <text:p text:style-name="P3"><text:span text:style-name="T2">rst=1, new_pkt=1, recharge=x, available_credit=219, no_available_credit=0, count=4</text:span></text:p>
                <text:p text:style-name="P3"><text:span text:style-name="T2">rst=1, new_pkt=1, recharge=x, available_credit=219, no_available_credit=0, count=4</text:span></text:p>
                <text:p text:style-name="P3"><text:span text:style-name="T2">rst=1, new_pkt=1, recharge=x, available_credit=218, no_available_credit=0, count=5</text:span></text:p>
                <text:p text:style-name="P3"><text:span text:style-name="T2">rst=1, new_pkt=1, recharge=x, available_credit=218, no_available_credit=0, count=5</text:span></text:p>
                <text:p text:style-name="P3"><text:span text:style-name="T2">rst=1, new_pkt=1, recharge=x, available_credit=218, no_available_credit=0, count=0</text:span></text:p>
                <text:p text:style-name="P3"><text:span text:style-name="T2">rst=1, new_pkt=1, recharge=x, available_credit=218, no_available_credit=0, count=0</text:span></text:p>
                <text:p text:style-name="P3"><text:span text:style-name="T2">rst=1, new_pkt=1, recharge=x, available_credit=217, no_available_credit=0, count=1</text:span></text:p>
                <text:p text:style-name="P3"><text:span text:style-name="T2">rst=1, new_pkt=1, recharge=x, available_credit=217, no_available_credit=0, count=1</text:span></text:p>
                <text:p text:style-name="P3"><text:span text:style-name="T2">rst=1, new_pkt=1, recharge=x, available_credit=216, no_available_credit=0, count=2</text:span></text:p>
                <text:p text:style-name="P3"><text:span text:style-name="T2"/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7:29:40.957947815</meta:creation-date>
    <dc:date>2016-11-16T18:12:20.542699119</dc:date>
    <meta:editing-duration>PT27M6S</meta:editing-duration>
    <meta:editing-cycles>5</meta:editing-cycles>
    <meta:generator>LibreOffice/4.3.7.2$Linux_X86_64 LibreOffice_project/430$Build-2</meta:generator>
    <meta:document-statistic meta:object-count="3"/>
  </office:meta>
</office:document-meta>
</file>